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6382in" fo:margin-top="0in" fo:margin-bottom="0in" table:align="center" style:writing-mode="lr-tb"/>
    </style:style>
    <style:style style:name="Table1.A" style:family="table-column">
      <style:table-column-properties style:column-width="0.6847in"/>
    </style:style>
    <style:style style:name="Table1.B" style:family="table-column">
      <style:table-column-properties style:column-width="0.9778in"/>
    </style:style>
    <style:style style:name="Table1.C" style:family="table-column">
      <style:table-column-properties style:column-width="1.8097in"/>
    </style:style>
    <style:style style:name="Table1.D" style:family="table-column">
      <style:table-column-properties style:column-width="1.7236in"/>
    </style:style>
    <style:style style:name="Table1.E" style:family="table-column">
      <style:table-column-properties style:column-width="1.0403in"/>
    </style:style>
    <style:style style:name="Table1.F" style:family="table-column">
      <style:table-column-properties style:column-width="1.4014in"/>
    </style:style>
    <style:style style:name="Table1.1" style:family="table-row">
      <style:table-row-properties style:min-row-height="0.1875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5542in" fo:keep-together="auto"/>
    </style:style>
    <style:style style:name="Table1.G2" style:family="table-cell">
      <style:table-cell-properties fo:padding-left="0.075in" fo:padding-right="0.075in" fo:padding-top="0in" fo:padding-bottom="0in" fo:border="none" style:writing-mode="lr-tb"/>
    </style:style>
    <style:style style:name="Table1.3" style:family="table-row">
      <style:table-row-properties style:min-row-height="0.4347in" fo:keep-together="auto"/>
    </style:style>
    <style:style style:name="Table1.4" style:family="table-row">
      <style:table-row-properties style:min-row-height="0.434in" fo:keep-together="auto"/>
    </style:style>
    <style:style style:name="Table1.F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4076in" fo:keep-together="auto"/>
    </style:style>
    <style:style style:name="Table1" style:family="table">
      <style:table-properties style:width="7.6382in" fo:margin-top="0in" fo:margin-bottom="0in" table:align="center" style:writing-mode="lr-tb"/>
    </style:style>
    <style:style style:name="Table1.A" style:family="table-column">
      <style:table-column-properties style:column-width="0.6847in"/>
    </style:style>
    <style:style style:name="Table1.B" style:family="table-column">
      <style:table-column-properties style:column-width="0.9778in"/>
    </style:style>
    <style:style style:name="Table1.C" style:family="table-column">
      <style:table-column-properties style:column-width="1.8097in"/>
    </style:style>
    <style:style style:name="Table1.D" style:family="table-column">
      <style:table-column-properties style:column-width="1.7236in"/>
    </style:style>
    <style:style style:name="Table1.E" style:family="table-column">
      <style:table-column-properties style:column-width="1.0403in"/>
    </style:style>
    <style:style style:name="Table1.F" style:family="table-column">
      <style:table-column-properties style:column-width="1.4014in"/>
    </style:style>
    <style:style style:name="Table1.1" style:family="table-row">
      <style:table-row-properties style:min-row-height="0.1875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5542in" fo:keep-together="auto"/>
    </style:style>
    <style:style style:name="Table1.G2" style:family="table-cell">
      <style:table-cell-properties fo:padding-left="0.075in" fo:padding-right="0.075in" fo:padding-top="0in" fo:padding-bottom="0in" fo:border="none" style:writing-mode="lr-tb"/>
    </style:style>
    <style:style style:name="Table1.3" style:family="table-row">
      <style:table-row-properties style:min-row-height="0.4347in" fo:keep-together="auto"/>
    </style:style>
    <style:style style:name="Table1.4" style:family="table-row">
      <style:table-row-properties style:min-row-height="0.434in" fo:keep-together="auto"/>
    </style:style>
    <style:style style:name="Table1.F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4076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0pt" fo:language="en" fo:country="US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rsid="001268be" officeooo:paragraph-rsid="001268b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Times New Roman" fo:font-size="10pt" style:font-size-asian="10pt" style:font-name-complex="Times New Roman1" style:font-size-complex="10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ge-content" style:horizontal-pos="center" style:horizontal-rel="page-content" draw:opacity="0%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draw:frame draw:style-name="fr1" draw:name="Frame1" text:anchor-type="paragraph" svg:y="-0.3134in" svg:width="7.6382in" draw:z-index="0" loext:may-break-between-pages="true"><draw:text-box fo:min-height="0in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row table:style-name="Table1.1"><table:table-cell table:style-name="Table1.A1" office:value-type="string"><text:p text:style-name="P1" loext:marker-style-name="T2"/></table:table-cell><table:table-cell table:style-name="Table1.A1" table:number-columns-spanned="5" office:value-type="string"><text:p text:style-name="P2" loext:marker-style-name="T2"><text:span text:style-name="T2">Group 10 Sprint Backlog 3 (March 22 – April 5)</text:span></text:p></table:table-cell><table:covered-table-cell/><table:covered-table-cell/><table:covered-table-cell/><table:covered-table-cell/></table:table-row><table:table-row table:style-name="Table1.2"><table:table-cell table:style-name="Table1.A1" office:value-type="string"><text:p text:style-name="P2" loext:marker-style-name="T2"><text:span text:style-name="T2">Priority</text:span></text:p></table:table-cell><table:table-cell table:style-name="Table1.A1" office:value-type="string"><text:p text:style-name="P2" loext:marker-style-name="T2"><text:span text:style-name="T2">Product backlog item</text:span></text:p></table:table-cell><table:table-cell table:style-name="Table1.A1" office:value-type="string"><text:p text:style-name="P2" loext:marker-style-name="T2"><text:span text:style-name="T2">User story</text:span></text:p></table:table-cell><table:table-cell table:style-name="Table1.A1" office:value-type="string"><text:p text:style-name="P2" loext:marker-style-name="T2"><text:span text:style-name="T2">Sprint task</text:span></text:p></table:table-cell><table:table-cell table:style-name="Table1.A1" office:value-type="string"><text:p text:style-name="P2" loext:marker-style-name="T2"><text:span text:style-name="T2">Assignees</text:span></text:p></table:table-cell><table:table-cell table:style-name="Table1.A1" office:value-type="string"><text:p text:style-name="P2" loext:marker-style-name="T2"><text:span text:style-name="T2">Duration of task­ (hours)</text:span></text:p></table:table-cell><table:table-cell table:style-name="Table1.G2" office:value-type="string"><text:p text:style-name="P3"/></table:table-cell></table:table-row><table:table-row table:style-name="Table1.3"><table:table-cell table:style-name="Table1.A1" office:value-type="string"><text:p text:style-name="P2" loext:marker-style-name="T3"><text:span text:style-name="T3">1</text:span></text:p></table:table-cell><table:table-cell table:style-name="Table1.A1" table:number-rows-spanned="2" office:value-type="string"><text:p text:style-name="P3" loext:marker-style-name="T3"><text:span text:style-name="T3">Sign up page</text:span></text:p><text:p text:style-name="P4" loext:marker-style-name="T3"/><text:p text:style-name="P3" loext:marker-style-name="T3"><text:span text:style-name="T3">Create user detail pages</text:span></text:p></table:table-cell><table:table-cell table:style-name="Table1.A1" table:number-rows-spanned="2" office:value-type="string"><text:p text:style-name="P3" loext:marker-style-name="T3"><text:span text:style-name="T3">As a user. I need to create a new account so that I can use the website</text:span></text:p></table:table-cell><table:table-cell table:style-name="Table1.A1" table:number-rows-spanned="2" office:value-type="string"><text:p text:style-name="P3" loext:marker-style-name="T3"><text:span text:style-name="T3">Back End</text:span></text:p></table:table-cell><table:table-cell table:style-name="Table1.A1" table:number-rows-spanned="2" office:value-type="string"><text:p text:style-name="P3" loext:marker-style-name="T3"><text:span text:style-name="T3">Chris/ Carl</text:span></text:p></table:table-cell><table:table-cell table:style-name="Table1.A1" table:number-rows-spanned="2" office:value-type="string"><text:p text:style-name="P2" loext:marker-style-name="T3"><text:span text:style-name="T3">18</text:span></text:p></table:table-cell><table:table-cell table:style-name="Table1.G2" office:value-type="string"><text:p text:style-name="P3"/></table:table-cell></table:table-row><table:table-row table:style-name="Table1.4"><table:table-cell table:style-name="Table1.A1" office:value-type="string"><text:p text:style-name="P2" loext:marker-style-name="T3"><text:span text:style-name="T3">2</text:span></text:p></table:table-cell><table:covered-table-cell table:style-name="Table1.A1"/><table:covered-table-cell table:style-name="Table1.A1"/><table:covered-table-cell table:style-name="Table1.A1"/><table:covered-table-cell table:style-name="Table1.A1"/><table:covered-table-cell table:style-name="Table1.F4"/><table:table-cell table:style-name="Table1.G2" office:value-type="string"><text:p text:style-name="P3"/></table:table-cell></table:table-row><table:table-row table:style-name="Table1.5"><table:table-cell table:style-name="Table1.A1" office:value-type="string"><text:p text:style-name="P2" loext:marker-style-name="T3"><text:span text:style-name="T3">3</text:span></text:p></table:table-cell><table:table-cell table:style-name="Table1.A1" office:value-type="string"><text:p text:style-name="P3" loext:marker-style-name="T3"><text:span text:style-name="T3">To host the website.</text:span></text:p><text:p text:style-name="P4" loext:marker-style-name="T3"/><text:p text:style-name="P3" loext:marker-style-name="T3"><text:span text:style-name="T3">Deploy the back end on the server.</text:span></text:p><text:p text:style-name="P4" loext:marker-style-name="T3"/><text:p text:style-name="P3" loext:marker-style-name="T3"><text:span text:style-name="T3">Create SSL.</text:span></text:p></table:table-cell><table:table-cell table:style-name="Table1.A1" office:value-type="string"><text:p text:style-name="P3" loext:marker-style-name="T3"><text:span text:style-name="T3">As a user, I’m able to access the website</text:span></text:p></table:table-cell><table:table-cell table:style-name="Table1.A1" office:value-type="string"><text:p text:style-name="P3" loext:marker-style-name="T3"><text:span text:style-name="T3">Deployment</text:span></text:p></table:table-cell><table:table-cell table:style-name="Table1.A1" office:value-type="string"><text:p text:style-name="P3" loext:marker-style-name="T3"><text:span text:style-name="T3">Hien</text:span></text:p></table:table-cell><table:table-cell table:style-name="Table1.A1" office:value-type="string"><text:p text:style-name="P2" loext:marker-style-name="T3"><text:span text:style-name="T3">24</text:span></text:p></table:table-cell><table:table-cell table:style-name="Table1.G2" office:value-type="string"><text:p text:style-name="P3"/></table:table-cell></table:table-row><table:table-row table:style-name="Table1.5"><table:table-cell table:style-name="Table1.A1" table:number-rows-spanned="2" office:value-type="string"><text:p text:style-name="P2" loext:marker-style-name="T3"><text:span text:style-name="T3">4</text:span></text:p></table:table-cell><table:table-cell table:style-name="Table1.A1" table:number-rows-spanned="2" office:value-type="string"><text:p text:style-name="P3" loext:marker-style-name="T3"><text:span text:style-name="T3">Lesson pages</text:span></text:p></table:table-cell><table:table-cell table:style-name="Table1.A1" table:number-rows-spanned="2" office:value-type="string"><text:p text:style-name="P3" loext:marker-style-name="T3"><text:span text:style-name="T3">As an admin user</text:span></text:p><text:p text:style-name="P3" loext:marker-style-name="T3"><text:span text:style-name="T3">I need to add lessons and edit lessons and videos.</text:span></text:p><text:p text:style-name="P3" loext:marker-style-name="T3"><text:span text:style-name="T3">So that the user subscription member can view the videos and lessons</text:span></text:p></table:table-cell><table:table-cell table:style-name="Table1.A1" office:value-type="string"><text:p text:style-name="P3" loext:marker-style-name="T3"><text:span text:style-name="T3">Back End</text:span></text:p></table:table-cell><table:table-cell table:style-name="Table1.A1" office:value-type="string"><text:p text:style-name="P3" loext:marker-style-name="T3"><text:span text:style-name="T3">Chris/Carl</text:span></text:p></table:table-cell><table:table-cell table:style-name="Table1.A1" office:value-type="string"><text:p text:style-name="P2" loext:marker-style-name="T3"><text:span text:style-name="T3">18</text:span></text:p></table:table-cell><table:table-cell table:style-name="Table1.G2" office:value-type="string"><text:p text:style-name="P3"/></table:table-cell></table:table-row><table:table-row table:style-name="Table1.5"><table:covered-table-cell table:style-name="Table1.A1"/><table:covered-table-cell table:style-name="Table1.A1"/><table:covered-table-cell table:style-name="Table1.A1"/><table:table-cell table:style-name="Table1.A1" office:value-type="string"><text:p text:style-name="P3" loext:marker-style-name="T3"><text:span text:style-name="T3">Front - End</text:span></text:p></table:table-cell><table:table-cell table:style-name="Table1.A1" office:value-type="string"><text:p text:style-name="P5" loext:marker-style-name="T3"><text:span text:style-name="T3">Hien</text:span></text:p></table:table-cell><table:table-cell table:style-name="Table1.A1" office:value-type="string"><text:p text:style-name="P2" loext:marker-style-name="T3"><text:span text:style-name="T3">10</text:span></text:p></table:table-cell><table:table-cell table:style-name="Table1.G2" office:value-type="string"><text:p text:style-name="P3"/></table:table-cell></table:table-row></table:table></draw:text-box></draw:frame><text:span text:style-name="T1"><text:tab/> <text:s/>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752in" fo:margin-bottom="0.1252in" fo:margin-left="1in" fo:margin-right="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ien Nguyen</meta:initial-creator>
    <meta:editing-cycles>11</meta:editing-cycles>
    <meta:creation-date>2022-03-24T03:27:00</meta:creation-date>
    <dc:date>2025-06-22T15:46:22.050934700</dc:date>
    <meta:editing-duration>PT1H10M44S</meta:editing-duration>
    <meta:generator>LibreOffice/25.2.4.3$Windows_X86_64 LibreOffice_project/33e196637044ead23f5c3226cde09b47731f7e27</meta:generator>
    <meta:document-statistic meta:table-count="1" meta:image-count="0" meta:object-count="0" meta:page-count="1" meta:paragraph-count="35" meta:word-count="118" meta:character-count="569" meta:non-whitespace-character-count="482"/>
    <meta:user-defined meta:name="AppVersion">16.0000</meta:user-defined>
    <meta:template xlink:type="simple" xlink:actuate="onRequest" xlink:title="Normal" xlink:href=""/>
  </office:meta>
</office:document-meta>
</file>